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officeooo:rsid="003b3e40" officeooo:paragraph-rsid="003b3e40" fo:background-color="transparent" style:font-style-asian="normal" style:font-weight-asian="bold" style:font-style-complex="normal" style:font-weight-complex="bold"/>
    </style:style>
    <style:style style:name="P2" style:family="paragraph" style:parent-style-name="Standard">
      <style:text-properties fo:font-style="normal" fo:font-weight="bold" officeooo:rsid="000fa730" officeooo:paragraph-rsid="0013bd89" fo:background-color="transparen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bold" officeooo:rsid="001dfa6c" officeooo:paragraph-rsid="0059ceec" fo:background-color="transparent"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officeooo:rsid="001dfa6c" officeooo:paragraph-rsid="001dfa6c" fo:background-color="transparent" style:font-style-asian="normal" style:font-weight-asian="bold" style:font-style-complex="normal" style:font-weight-complex="bold"/>
    </style:style>
    <style:style style:name="P5" style:family="paragraph" style:parent-style-name="Standard">
      <style:text-properties fo:font-style="normal" fo:font-weight="bold" officeooo:rsid="0013bd89" officeooo:paragraph-rsid="006caf27" fo:background-color="transparent" style:font-style-asian="normal" style:font-weight-asian="bold" style:font-style-complex="normal" style:font-weight-complex="bold"/>
    </style:style>
    <style:style style:name="P6" style:family="paragraph" style:parent-style-name="Standard">
      <style:text-properties fo:font-style="normal" fo:font-weight="bold" officeooo:rsid="0013bd89" officeooo:paragraph-rsid="0066efc4" fo:background-color="transparent" style:font-style-asian="normal" style:font-weight-asian="bold" style:font-style-complex="normal" style:font-weight-complex="bold"/>
    </style:style>
    <style:style style:name="P7" style:family="paragraph" style:parent-style-name="Standard">
      <style:text-properties fo:font-style="normal" fo:font-weight="bold" officeooo:rsid="007514ab" officeooo:paragraph-rsid="007514ab" fo:background-color="transparent"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fo:font-weight="bold" officeooo:rsid="0059ceec" officeooo:paragraph-rsid="0059ceec" fo:background-color="transparent" style:font-style-asian="normal" style:font-weight-asian="bold" style:font-style-complex="normal" style:font-weight-complex="bold"/>
    </style:style>
    <style:style style:name="P9" style:family="paragraph" style:parent-style-name="Standard">
      <style:text-properties fo:font-style="normal" fo:font-weight="bold" officeooo:rsid="0011c8b8" officeooo:paragraph-rsid="000fcce5" fo:background-color="transparent" style:font-style-asian="normal" style:font-weight-asian="bold" style:font-style-complex="normal" style:font-weight-complex="bold"/>
    </style:style>
    <style:style style:name="P10" style:family="paragraph" style:parent-style-name="Standard">
      <style:text-properties fo:font-style="normal" fo:font-weight="normal" officeooo:rsid="003b3e40" officeooo:paragraph-rsid="003b3e40" fo:background-color="transparent" style:font-style-asian="normal" style:font-weight-asian="normal" style:font-style-complex="normal" style:font-weight-complex="normal"/>
    </style:style>
    <style:style style:name="P11" style:family="paragraph" style:parent-style-name="Standard">
      <style:text-properties fo:font-style="normal" fo:font-weight="normal" officeooo:rsid="006e80ba" officeooo:paragraph-rsid="006caf27" fo:background-color="transparent" style:font-style-asian="normal" style:font-weight-asian="normal" style:font-style-complex="normal" style:font-weight-complex="normal"/>
    </style:style>
    <style:style style:name="P12" style:family="paragraph" style:parent-style-name="Standard">
      <style:text-properties fo:font-style="normal" fo:font-weight="normal" officeooo:rsid="00649c6d" officeooo:paragraph-rsid="00712632" fo:background-color="transparent" style:font-style-asian="normal" style:font-weight-asian="normal" style:font-style-complex="normal" style:font-weight-complex="normal"/>
    </style:style>
    <style:style style:name="P13" style:family="paragraph" style:parent-style-name="Standard">
      <style:text-properties fo:font-style="normal" fo:font-weight="normal" officeooo:rsid="0013bd89" officeooo:paragraph-rsid="000fcce5" fo:background-color="transparent" style:font-style-asian="normal" style:font-weight-asian="normal" style:font-style-complex="normal" style:font-weight-complex="normal"/>
    </style:style>
    <style:style style:name="P14" style:family="paragraph" style:parent-style-name="Standard">
      <style:text-properties fo:font-style="normal" fo:font-weight="normal" officeooo:rsid="0013bd89" officeooo:paragraph-rsid="0013bd89" fo:background-color="transparent" style:font-style-asian="normal" style:font-weight-asian="normal" style:font-style-complex="normal" style:font-weight-complex="normal"/>
    </style:style>
    <style:style style:name="P15" style:family="paragraph" style:parent-style-name="Standard">
      <style:text-properties fo:font-style="normal" fo:font-weight="normal" officeooo:rsid="0013b693" officeooo:paragraph-rsid="001dfa6c" fo:background-color="transparent" style:font-style-asian="normal" style:font-weight-asian="normal" style:font-style-complex="normal" style:font-weight-complex="normal"/>
    </style:style>
    <style:style style:name="P16" style:family="paragraph" style:parent-style-name="Standard">
      <style:text-properties fo:font-style="normal" fo:font-weight="normal" officeooo:rsid="0013b693" officeooo:paragraph-rsid="0013b693" fo:background-color="transparent" style:font-style-asian="normal" style:font-weight-asian="normal" style:font-style-complex="normal" style:font-weight-complex="normal"/>
    </style:style>
    <style:style style:name="P17" style:family="paragraph" style:parent-style-name="Standard">
      <style:text-properties fo:font-style="normal" fo:font-weight="normal" officeooo:rsid="005ab1d5" officeooo:paragraph-rsid="005ab1d5" fo:background-color="transparent" style:font-style-asian="normal" style:font-weight-asian="normal" style:font-style-complex="normal" style:font-weight-complex="normal"/>
    </style:style>
    <style:style style:name="P18" style:family="paragraph" style:parent-style-name="Standard">
      <style:text-properties fo:font-style="normal" fo:font-weight="normal" officeooo:rsid="001e17c0" officeooo:paragraph-rsid="001e17c0" fo:background-color="transparent" style:font-style-asian="normal" style:font-weight-asian="normal" style:font-style-complex="normal" style:font-weight-complex="normal"/>
    </style:style>
    <style:style style:name="P19" style:family="paragraph" style:parent-style-name="Standard">
      <style:text-properties fo:font-style="normal" fo:font-weight="normal" officeooo:rsid="005e9d21" officeooo:paragraph-rsid="004e6186" fo:background-color="transparent" style:font-style-asian="normal" style:font-weight-asian="normal" style:font-style-complex="normal" style:font-weight-complex="normal"/>
    </style:style>
    <style:style style:name="P20" style:family="paragraph" style:parent-style-name="Standard">
      <style:text-properties fo:font-style="normal" fo:font-weight="normal" officeooo:rsid="003af87f" officeooo:paragraph-rsid="001e17c0" fo:background-color="transparent" style:font-style-asian="normal" style:font-weight-asian="normal" style:font-style-complex="normal" style:font-weight-complex="normal"/>
    </style:style>
    <style:style style:name="P21" style:family="paragraph" style:parent-style-name="Standard">
      <style:text-properties fo:font-style="normal" fo:font-weight="normal" officeooo:rsid="003c8b06" officeooo:paragraph-rsid="003c8b06" fo:background-color="transparent" style:font-style-asian="normal" style:font-weight-asian="normal" style:font-style-complex="normal" style:font-weight-complex="normal"/>
    </style:style>
    <style:style style:name="P22" style:family="paragraph" style:parent-style-name="Standard">
      <style:text-properties fo:font-style="normal" fo:font-weight="normal" officeooo:rsid="00718a1b" officeooo:paragraph-rsid="0066efc4" fo:background-color="transparent" style:font-style-asian="normal" style:font-weight-asian="normal" style:font-style-complex="normal" style:font-weight-complex="normal"/>
    </style:style>
    <style:style style:name="P23" style:family="paragraph" style:parent-style-name="Standard">
      <style:text-properties fo:font-style="normal" fo:font-weight="normal" officeooo:rsid="007514ab" officeooo:paragraph-rsid="007514ab" fo:background-color="transparent" style:font-style-asian="normal" style:font-weight-asian="normal" style:font-style-complex="normal" style:font-weight-complex="normal"/>
    </style:style>
    <style:style style:name="P24" style:family="paragraph" style:parent-style-name="Standard">
      <style:text-properties fo:font-style="normal" fo:font-weight="normal" officeooo:rsid="00730d91" officeooo:paragraph-rsid="0066efc4" fo:background-color="transparent"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36919e" officeooo:paragraph-rsid="0036919e" fo:background-color="transparent"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13bd89" officeooo:paragraph-rsid="0013bd89" fo:background-color="transparent"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79283" officeooo:paragraph-rsid="00479283" fo:background-color="transparent"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1824b1" officeooo:paragraph-rsid="0017b8ce" fo:background-color="transparent"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18be1a" officeooo:paragraph-rsid="001824b1" fo:background-color="transparent"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18be1a" officeooo:paragraph-rsid="0018be1a" fo:background-color="transparent"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01505" officeooo:paragraph-rsid="00251e33" fo:background-color="transparent"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e6186" officeooo:paragraph-rsid="004e6186" fo:background-color="transparent"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3c8b06" officeooo:paragraph-rsid="003c8b06" fo:background-color="transparent"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49234a" officeooo:paragraph-rsid="0049234a" fo:background-color="transparent"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style:text-underline-style="none" fo:font-weight="bold" officeooo:rsid="00612228" officeooo:paragraph-rsid="00612228" fo:background-color="transparent" style:font-style-asian="normal" style:font-weight-asian="bold" style:font-style-complex="normal" style:font-weight-complex="bold"/>
    </style:style>
    <style:style style:name="P36" style:family="paragraph" style:parent-style-name="Standard">
      <style:text-properties fo:font-style="normal" officeooo:rsid="000fa730" officeooo:paragraph-rsid="0013bd89" fo:background-color="transparent" style:font-style-asian="normal" style:font-style-complex="normal"/>
    </style:style>
    <style:style style:name="P37" style:family="paragraph" style:parent-style-name="Standard">
      <style:text-properties fo:font-style="normal" officeooo:rsid="000fa730" officeooo:paragraph-rsid="000dbb28" fo:background-color="transparent" style:font-style-asian="normal" style:font-style-complex="normal"/>
    </style:style>
    <style:style style:name="P38" style:family="paragraph" style:parent-style-name="Standard">
      <style:text-properties fo:font-style="normal" style:text-underline-style="solid" style:text-underline-width="auto" style:text-underline-color="font-color" fo:font-weight="normal" officeooo:rsid="0017b8ce" officeooo:paragraph-rsid="003ada83" fo:background-color="transparent" style:font-style-asian="normal" style:font-weight-asian="normal" style:font-style-complex="normal" style:font-weight-complex="normal"/>
    </style:style>
    <style:style style:name="P39" style:family="paragraph" style:parent-style-name="Standard">
      <style:text-properties fo:font-style="normal" style:text-underline-style="solid" style:text-underline-width="auto" style:text-underline-color="font-color" fo:font-weight="normal" officeooo:rsid="001824b1" officeooo:paragraph-rsid="001824b1" fo:background-color="transparent" style:font-style-asian="normal" style:font-weight-asian="normal" style:font-style-complex="normal" style:font-weight-complex="normal"/>
    </style:style>
    <style:style style:name="P40" style:family="paragraph" style:parent-style-name="Standard">
      <style:text-properties fo:font-style="normal" style:text-underline-style="solid" style:text-underline-width="auto" style:text-underline-color="font-color" fo:font-weight="normal" officeooo:rsid="0018be1a" officeooo:paragraph-rsid="0018be1a" fo:background-color="transparent" style:font-style-asian="normal" style:font-weight-asian="normal" style:font-style-complex="normal" style:font-weight-complex="normal"/>
    </style:style>
    <style:style style:name="P41" style:family="paragraph" style:parent-style-name="Standard">
      <style:text-properties fo:font-style="normal" style:text-underline-style="solid" style:text-underline-width="auto" style:text-underline-color="font-color" fo:font-weight="normal" officeooo:rsid="001dfa6c" officeooo:paragraph-rsid="001dfa6c" fo:background-color="transparent" style:font-style-asian="normal" style:font-weight-asian="normal" style:font-style-complex="normal" style:font-weight-complex="normal"/>
    </style:style>
    <style:style style:name="P42" style:family="paragraph" style:parent-style-name="Standard">
      <style:text-properties fo:font-style="normal" style:text-underline-style="solid" style:text-underline-width="auto" style:text-underline-color="font-color" fo:font-weight="bold" officeooo:rsid="00201505" officeooo:paragraph-rsid="00251e33" fo:background-color="transparent" style:font-style-asian="normal" style:font-weight-asian="bold" style:font-style-complex="normal" style:font-weight-complex="bold"/>
    </style:style>
    <style:style style:name="P4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31fbe0" officeooo:paragraph-rsid="0031fbe0" fo:background-color="transparent" style:font-style-asian="normal" style:font-weight-asian="bold" style:font-style-complex="normal" style:font-weight-complex="bold"/>
    </style:style>
    <style:style style:name="P4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3c8b06" officeooo:paragraph-rsid="003c8b06" fo:background-color="transparent" style:font-style-asian="normal" style:font-weight-asian="bold" style:font-style-complex="normal" style:font-weight-complex="bold"/>
    </style:style>
    <style:style style:name="P45" style:family="paragraph" style:parent-style-name="Standard">
      <style:text-properties fo:font-style="normal" style:text-underline-style="solid" style:text-underline-width="auto" style:text-underline-color="font-color" fo:font-weight="bold" officeooo:rsid="0077a724" officeooo:paragraph-rsid="0077a724" fo:background-color="transparent" style:font-style-asian="normal" style:font-weight-asian="bold" style:font-style-complex="normal" style:font-weight-complex="bold"/>
    </style:style>
    <style:style style:name="P46" style:family="paragraph" style:parent-style-name="Standard">
      <style:text-properties fo:font-weight="normal" officeooo:rsid="006897a4" officeooo:paragraph-rsid="006897a4" fo:background-color="transparent" style:font-weight-asian="normal" style:font-weight-complex="normal"/>
    </style:style>
    <style:style style:name="P47" style:family="paragraph" style:parent-style-name="Standard">
      <style:text-properties fo:font-weight="normal" officeooo:rsid="0062ca81" officeooo:paragraph-rsid="00612228" fo:background-color="transparent" style:font-weight-asian="normal" style:font-weight-complex="normal"/>
    </style:style>
    <style:style style:name="P48" style:family="paragraph" style:parent-style-name="Standard">
      <style:text-properties fo:font-weight="normal" officeooo:rsid="00718a1b" officeooo:paragraph-rsid="00718a1b" fo:background-color="transparent" style:font-weight-asian="normal" style:font-weight-complex="normal"/>
    </style:style>
    <style:style style:name="P49" style:family="paragraph" style:parent-style-name="Standard">
      <style:text-properties fo:font-weight="bold" officeooo:rsid="000dbb28" officeooo:paragraph-rsid="0031fbe0" fo:background-color="transparent" style:font-weight-asian="bold" style:font-weight-complex="bold"/>
    </style:style>
    <style:style style:name="P50" style:family="paragraph" style:parent-style-name="Standard">
      <style:paragraph-properties fo:text-align="center" style:justify-single-word="false"/>
      <style:text-properties fo:font-weight="bold" officeooo:rsid="0054d380" officeooo:paragraph-rsid="0054d380" fo:background-color="transparent" style:font-weight-asian="bold" style:font-weight-complex="bold"/>
    </style:style>
    <style:style style:name="P51" style:family="paragraph" style:parent-style-name="Standard">
      <style:text-properties fo:font-weight="bold" officeooo:rsid="0013b693" officeooo:paragraph-rsid="006897a4" fo:background-color="transparent" style:font-weight-asian="bold" style:font-weight-complex="bold"/>
    </style:style>
    <style:style style:name="P52" style:family="paragraph" style:parent-style-name="Standard">
      <style:text-properties fo:font-weight="bold" officeooo:rsid="0013b693" officeooo:paragraph-rsid="00612228" fo:background-color="transparent" style:font-weight-asian="bold" style:font-weight-complex="bold"/>
    </style:style>
    <style:style style:name="P53" style:family="paragraph" style:parent-style-name="Standard">
      <style:text-properties fo:font-weight="bold" officeooo:rsid="006897a4" officeooo:paragraph-rsid="006897a4" fo:background-color="transparent" style:font-weight-asian="bold" style:font-weight-complex="bold"/>
    </style:style>
    <style:style style:name="P54" style:family="paragraph" style:parent-style-name="Standard">
      <style:text-properties fo:font-weight="bold" officeooo:rsid="001dfa6c" officeooo:paragraph-rsid="007167b6" fo:background-color="transparent" style:font-weight-asian="bold" style:font-weight-complex="bold"/>
    </style:style>
    <style:style style:name="P55" style:family="paragraph" style:parent-style-name="Standard">
      <style:text-properties fo:font-weight="bold" officeooo:rsid="0013bd89" officeooo:paragraph-rsid="0013bd89" fo:background-color="transparent" style:font-weight-asian="bold" style:font-weight-complex="bold"/>
    </style:style>
    <style:style style:name="P56" style:family="paragraph" style:parent-style-name="Standard">
      <style:paragraph-properties fo:text-align="center" style:justify-single-word="false"/>
      <style:text-properties fo:font-weight="bold" officeooo:rsid="005624e4" officeooo:paragraph-rsid="005624e4" fo:background-color="transparent" style:font-weight-asian="bold" style:font-weight-complex="bold"/>
    </style:style>
    <style:style style:name="P57" style:family="paragraph" style:parent-style-name="Standard">
      <style:text-properties officeooo:rsid="005c4cad" officeooo:paragraph-rsid="005c4cad" fo:background-color="transparent"/>
    </style:style>
    <style:style style:name="P58" style:family="paragraph" style:parent-style-name="Standard">
      <style:text-properties officeooo:rsid="000dbb28" officeooo:paragraph-rsid="000dbb28" fo:background-color="transparent"/>
    </style:style>
    <style:style style:name="P59" style:family="paragraph" style:parent-style-name="Standard">
      <style:text-properties officeooo:rsid="0013b693" officeooo:paragraph-rsid="001dfa6c" fo:background-color="transparent"/>
    </style:style>
    <style:style style:name="P60" style:family="paragraph" style:parent-style-name="Standard">
      <style:text-properties officeooo:rsid="0013b693" officeooo:paragraph-rsid="00718a1b" fo:background-color="transparent"/>
    </style:style>
    <style:style style:name="P61" style:family="paragraph" style:parent-style-name="Standard">
      <style:text-properties officeooo:rsid="0013b693" officeooo:paragraph-rsid="0039a208" fo:background-color="transparent"/>
    </style:style>
    <style:style style:name="P62" style:family="paragraph" style:parent-style-name="Standard">
      <style:text-properties officeooo:rsid="0013b693" officeooo:paragraph-rsid="0013bd89" fo:background-color="transparent"/>
    </style:style>
    <style:style style:name="P63" style:family="paragraph" style:parent-style-name="Standard">
      <style:text-properties fo:font-style="italic" style:text-underline-style="none" fo:font-weight="bold" officeooo:rsid="0031fbe0" officeooo:paragraph-rsid="0031fbe0" fo:background-color="transparent" style:font-style-asian="italic" style:font-weight-asian="bold" style:font-style-complex="italic" style:font-weight-complex="bold"/>
    </style:style>
    <style:style style:name="P64" style:family="paragraph" style:parent-style-name="Standard">
      <style:paragraph-properties fo:text-align="center" style:justify-single-word="false"/>
      <style:text-properties fo:font-style="italic" style:text-underline-style="none" fo:font-weight="bold" officeooo:rsid="0024865b" officeooo:paragraph-rsid="0024865b" fo:background-color="transparent" style:font-style-asian="italic" style:font-weight-asian="bold" style:font-style-complex="italic" style:font-weight-complex="bold"/>
    </style:style>
    <style:style style:name="P65" style:family="paragraph" style:parent-style-name="Standard">
      <style:text-properties fo:font-style="italic" style:text-underline-style="none" fo:font-weight="bold" officeooo:rsid="0024865b" officeooo:paragraph-rsid="0024865b" fo:background-color="transparent" style:font-style-asian="italic" style:font-weight-asian="bold" style:font-style-complex="italic" style:font-weight-complex="bold"/>
    </style:style>
    <style:style style:name="P66" style:family="paragraph" style:parent-style-name="Standard">
      <style:text-properties fo:font-style="italic" style:text-underline-style="none" fo:font-weight="normal" officeooo:rsid="0024865b" officeooo:paragraph-rsid="0024865b" fo:background-color="transparent" style:font-style-asian="italic" style:font-weight-asian="normal" style:font-style-complex="italic" style:font-weight-complex="normal"/>
    </style:style>
    <style:style style:name="P67" style:family="paragraph" style:parent-style-name="Standard">
      <style:text-properties fo:font-style="italic" style:text-underline-style="none" fo:font-weight="normal" officeooo:rsid="00251e33" officeooo:paragraph-rsid="00251e33" fo:background-color="transparent" style:font-style-asian="italic" style:font-weight-asian="normal" style:font-style-complex="italic" style:font-weight-complex="normal"/>
    </style:style>
    <style:style style:name="P68" style:family="paragraph" style:parent-style-name="Standard">
      <style:text-properties fo:font-style="italic" fo:font-weight="normal" officeooo:rsid="0049e50b" officeooo:paragraph-rsid="0054d380" fo:background-color="transparent" style:font-style-asian="italic" style:font-weight-asian="normal" style:font-style-complex="italic" style:font-weight-complex="normal"/>
    </style:style>
    <style:style style:name="P69" style:family="paragraph" style:parent-style-name="Standard">
      <style:text-properties fo:font-style="italic" fo:font-weight="bold" officeooo:rsid="006b1bd7" officeooo:paragraph-rsid="006b1bd7" fo:background-color="transparent" style:font-style-asian="italic" style:font-weight-asian="bold" style:font-style-complex="italic" style:font-weight-complex="bold"/>
    </style:style>
    <style:style style:name="P70" style:family="paragraph" style:parent-style-name="Standard">
      <style:text-properties fo:font-style="italic" fo:font-weight="bold" officeooo:rsid="003b3e40" officeooo:paragraph-rsid="003b3e40" fo:background-color="transparent" style:font-style-asian="italic" style:font-weight-asian="bold" style:font-style-complex="italic" style:font-weight-complex="bold"/>
    </style:style>
    <style:style style:name="P71" style:family="paragraph" style:parent-style-name="Standard">
      <style:text-properties style:text-underline-style="solid" style:text-underline-width="auto" style:text-underline-color="font-color" fo:font-weight="bold" officeooo:rsid="0013bd89" officeooo:paragraph-rsid="0013bd89" fo:background-color="transparent"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13bd89" officeooo:paragraph-rsid="00479283" fo:background-color="transparent"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53bd38" officeooo:paragraph-rsid="0053bd38" fo:background-color="transparent" style:font-weight-asian="bold" style:font-weight-complex="bold"/>
    </style:style>
    <style:style style:name="P74" style:family="paragraph" style:parent-style-name="Standard">
      <style:text-properties fo:font-size="10pt" fo:font-style="italic" style:text-underline-style="none" fo:font-weight="normal" officeooo:rsid="0025bac9" officeooo:paragraph-rsid="0025bac9" fo:background-color="transparent"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start" style:justify-single-word="false"/>
      <style:text-properties fo:font-variant="normal" fo:text-transform="none" fo:color="#000000" style:font-name="Arial" fo:font-size="10pt" fo:letter-spacing="normal" fo:font-style="italic" fo:font-weight="normal" officeooo:rsid="004bdd91" officeooo:paragraph-rsid="0025bac9" fo:background-color="transparent"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start" style:justify-single-word="false"/>
      <style:text-properties style:font-name="Arial" fo:font-size="10pt" fo:font-style="italic" style:text-underline-style="solid" style:text-underline-width="auto" style:text-underline-color="font-color" fo:font-weight="normal" officeooo:rsid="001801f4" officeooo:paragraph-rsid="0025bac9" fo:background-color="transparent" style:font-size-asian="10pt" style:font-style-asian="italic" style:font-weight-asian="normal" style:font-size-complex="10pt" style:font-style-complex="italic" style:font-weight-complex="normal"/>
    </style:style>
    <style:style style:name="P77" style:family="paragraph" style:parent-style-name="Standard">
      <style:text-properties fo:font-style="normal" fo:font-weight="normal" officeooo:rsid="0075c8e7" officeooo:paragraph-rsid="007514ab" fo:background-color="transparent"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77a724" officeooo:paragraph-rsid="0077a724" fo:background-color="transparent" style:font-style-asian="normal" style:font-weight-asian="normal" style:font-style-complex="normal" style:font-weight-complex="normal"/>
    </style:style>
    <style:style style:name="P79" style:family="paragraph" style:parent-style-name="Standard">
      <style:text-properties fo:font-style="normal" fo:font-weight="bold" officeooo:rsid="007514ab" officeooo:paragraph-rsid="00795da3" fo:background-color="transparent"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0fa730" style:font-style-asian="normal" style:font-style-complex="normal"/>
    </style:style>
    <style:style style:name="T3" style:family="text">
      <style:text-properties fo:font-style="normal" officeooo:rsid="0013bd89" style:font-style-asian="normal" style:font-style-complex="normal"/>
    </style:style>
    <style:style style:name="T4" style:family="text">
      <style:text-properties fo:font-style="normal" officeooo:rsid="0036919e" style:font-style-asian="normal" style:font-style-complex="normal"/>
    </style:style>
    <style:style style:name="T5" style:family="text">
      <style:text-properties fo:font-style="normal" officeooo:rsid="0039a208" style:font-style-asian="normal" style:font-style-complex="normal"/>
    </style:style>
    <style:style style:name="T6" style:family="text">
      <style:text-properties fo:font-style="normal" officeooo:rsid="005d58da" style:font-style-asian="normal" style:font-style-complex="normal"/>
    </style:style>
    <style:style style:name="T7" style:family="text">
      <style:text-properties fo:font-style="normal" officeooo:rsid="0059ceec"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3bd89" style:font-style-asian="normal" style:font-weight-asian="normal" style:font-style-complex="normal" style:font-weight-complex="normal"/>
    </style:style>
    <style:style style:name="T10" style:family="text">
      <style:text-properties fo:font-style="normal" fo:font-weight="normal" officeooo:rsid="002dca6d" style:font-style-asian="normal" style:font-weight-asian="normal" style:font-style-complex="normal" style:font-weight-complex="normal"/>
    </style:style>
    <style:style style:name="T11" style:family="text">
      <style:text-properties fo:font-style="normal" fo:font-weight="normal" officeooo:rsid="0039a208" style:font-style-asian="normal" style:font-weight-asian="normal" style:font-style-complex="normal" style:font-weight-complex="normal"/>
    </style:style>
    <style:style style:name="T12" style:family="text">
      <style:text-properties fo:font-style="normal" fo:font-weight="normal" officeooo:rsid="003a1c6d" style:font-style-asian="normal" style:font-weight-asian="normal" style:font-style-complex="normal" style:font-weight-complex="normal"/>
    </style:style>
    <style:style style:name="T13" style:family="text">
      <style:text-properties fo:font-style="normal" fo:font-weight="normal" officeooo:rsid="002cd2dc" style:font-style-asian="normal" style:font-weight-asian="normal" style:font-style-complex="normal" style:font-weight-complex="normal"/>
    </style:style>
    <style:style style:name="T14" style:family="text">
      <style:text-properties fo:font-style="normal" fo:font-weight="normal" officeooo:rsid="003e906a" style:font-style-asian="normal" style:font-weight-asian="normal" style:font-style-complex="normal" style:font-weight-complex="normal"/>
    </style:style>
    <style:style style:name="T15" style:family="text">
      <style:text-properties fo:font-style="normal" fo:font-weight="normal" officeooo:rsid="004b6d22" style:font-style-asian="normal" style:font-weight-asian="normal" style:font-style-complex="normal" style:font-weight-complex="normal"/>
    </style:style>
    <style:style style:name="T16" style:family="text">
      <style:text-properties fo:font-style="normal" fo:font-weight="normal" officeooo:rsid="00479283" style:font-style-asian="normal" style:font-weight-asian="normal" style:font-style-complex="normal" style:font-weight-complex="normal"/>
    </style:style>
    <style:style style:name="T17" style:family="text">
      <style:text-properties fo:font-style="normal" fo:font-weight="normal" officeooo:rsid="0059ceec" style:font-style-asian="normal" style:font-weight-asian="normal" style:font-style-complex="normal" style:font-weight-complex="normal"/>
    </style:style>
    <style:style style:name="T18" style:family="text">
      <style:text-properties fo:font-style="normal" fo:font-weight="normal" officeooo:rsid="005de447" style:font-style-asian="normal" style:font-weight-asian="normal" style:font-style-complex="normal" style:font-weight-complex="normal"/>
    </style:style>
    <style:style style:name="T19" style:family="text">
      <style:text-properties fo:font-style="normal" fo:font-weight="normal" officeooo:rsid="0062ca81" style:font-style-asian="normal" style:font-weight-asian="normal" style:font-style-complex="normal" style:font-weight-complex="normal"/>
    </style:style>
    <style:style style:name="T20" style:family="text">
      <style:text-properties fo:font-style="normal" fo:font-weight="normal" officeooo:rsid="005362ff" style:font-style-asian="normal" style:font-weight-asian="normal" style:font-style-complex="normal" style:font-weight-complex="normal"/>
    </style:style>
    <style:style style:name="T21" style:family="text">
      <style:text-properties fo:font-style="normal" fo:font-weight="normal" officeooo:rsid="00649c6d" style:font-style-asian="normal" style:font-weight-asian="normal" style:font-style-complex="normal" style:font-weight-complex="normal"/>
    </style:style>
    <style:style style:name="T22" style:family="text">
      <style:text-properties fo:font-style="normal" fo:font-weight="normal" officeooo:rsid="006897a4" style:font-style-asian="normal" style:font-weight-asian="normal" style:font-style-complex="normal" style:font-weight-complex="normal"/>
    </style:style>
    <style:style style:name="T23" style:family="text">
      <style:text-properties fo:font-style="normal" fo:font-weight="normal" officeooo:rsid="006cfaf3" style:font-style-asian="normal" style:font-weight-asian="normal" style:font-style-complex="normal" style:font-weight-complex="normal"/>
    </style:style>
    <style:style style:name="T24" style:family="text">
      <style:text-properties fo:font-style="normal" fo:font-weight="normal" officeooo:rsid="006f9fe3" style:font-style-asian="normal" style:font-weight-asian="normal" style:font-style-complex="normal" style:font-weight-complex="normal"/>
    </style:style>
    <style:style style:name="T25" style:family="text">
      <style:text-properties fo:font-style="normal" fo:font-weight="normal" officeooo:rsid="007167b6" style:font-style-asian="normal" style:font-weight-asian="normal" style:font-style-complex="normal" style:font-weight-complex="normal"/>
    </style:style>
    <style:style style:name="T26" style:family="text">
      <style:text-properties fo:font-style="normal" fo:font-weight="bold" officeooo:rsid="0013bd89"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officeooo:rsid="0078e3cc"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style:text-underline-style="solid" style:text-underline-width="auto" style:text-underline-color="font-color" officeooo:rsid="0031fbe0"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276fe6" style:font-style-asian="normal" style:font-weight-asian="normal" style:font-style-complex="normal" style:font-weight-complex="normal"/>
    </style:style>
    <style:style style:name="T33" style:family="text">
      <style:text-properties fo:font-style="normal" style:text-underline-style="none" fo:font-weight="normal" officeooo:rsid="002dca6d" style:font-style-asian="normal" style:font-weight-asian="normal" style:font-style-complex="normal" style:font-weight-complex="normal"/>
    </style:style>
    <style:style style:name="T34" style:family="text">
      <style:text-properties fo:font-style="normal" style:text-underline-style="none" fo:font-weight="normal" officeooo:rsid="003a1c6d" style:font-style-asian="normal" style:font-weight-asian="normal" style:font-style-complex="normal" style:font-weight-complex="normal"/>
    </style:style>
    <style:style style:name="T35" style:family="text">
      <style:text-properties fo:font-style="normal" style:text-underline-style="none" fo:font-weight="normal" officeooo:rsid="00479283" style:font-style-asian="normal" style:font-weight-asian="normal" style:font-style-complex="normal" style:font-weight-complex="normal"/>
    </style:style>
    <style:style style:name="T36" style:family="text">
      <style:text-properties fo:font-style="normal" style:text-underline-style="none" fo:font-weight="normal" officeooo:rsid="004b6d22" style:font-style-asian="normal" style:font-weight-asian="normal" style:font-style-complex="normal" style:font-weight-complex="normal"/>
    </style:style>
    <style:style style:name="T37" style:family="text">
      <style:text-properties fo:font-style="normal" style:text-underline-style="none" fo:font-weight="normal" officeooo:rsid="0051ebec" style:font-style-asian="normal" style:font-weight-asian="normal" style:font-style-complex="normal" style:font-weight-complex="normal"/>
    </style:style>
    <style:style style:name="T38" style:family="text">
      <style:text-properties fo:font-style="normal" style:text-underline-style="none" fo:font-weight="normal" officeooo:rsid="006897a4" style:font-style-asian="normal" style:font-weight-asian="normal" style:font-style-complex="normal" style:font-weight-complex="normal"/>
    </style:style>
    <style:style style:name="T39" style:family="text">
      <style:text-properties fo:font-style="normal" style:text-underline-style="none" fo:font-weight="normal" officeooo:rsid="0078e3cc" style:font-style-asian="normal" style:font-weight-asian="normal" style:font-style-complex="normal" style:font-weight-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17b8ce"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normal" officeooo:rsid="0013bd89" style:font-weight-asian="normal" style:font-weight-complex="normal"/>
    </style:style>
    <style:style style:name="T44" style:family="text">
      <style:text-properties fo:font-weight="normal" officeooo:rsid="00142cce" style:font-weight-asian="normal" style:font-weight-complex="normal"/>
    </style:style>
    <style:style style:name="T45" style:family="text">
      <style:text-properties fo:font-weight="normal" officeooo:rsid="0025bac9" style:font-weight-asian="normal" style:font-weight-complex="normal"/>
    </style:style>
    <style:style style:name="T46" style:family="text">
      <style:text-properties fo:font-weight="normal" officeooo:rsid="0039a208" style:font-weight-asian="normal" style:font-weight-complex="normal"/>
    </style:style>
    <style:style style:name="T47" style:family="text">
      <style:text-properties fo:font-weight="normal" officeooo:rsid="003d898d" style:font-weight-asian="normal" style:font-weight-complex="normal"/>
    </style:style>
    <style:style style:name="T48" style:family="text">
      <style:text-properties fo:font-weight="normal" officeooo:rsid="0049e50b" style:font-weight-asian="normal" style:font-weight-complex="normal"/>
    </style:style>
    <style:style style:name="T49" style:family="text">
      <style:text-properties fo:font-weight="normal" officeooo:rsid="004b6d22" style:font-weight-asian="normal" style:font-weight-complex="normal"/>
    </style:style>
    <style:style style:name="T50" style:family="text">
      <style:text-properties fo:font-weight="normal" officeooo:rsid="004fd059" style:font-weight-asian="normal" style:font-weight-complex="normal"/>
    </style:style>
    <style:style style:name="T51" style:family="text">
      <style:text-properties fo:font-weight="normal" officeooo:rsid="0051966f" style:font-weight-asian="normal" style:font-weight-complex="normal"/>
    </style:style>
    <style:style style:name="T52" style:family="text">
      <style:text-properties fo:font-weight="normal" officeooo:rsid="005309b5" style:font-weight-asian="normal" style:font-weight-complex="normal"/>
    </style:style>
    <style:style style:name="T53" style:family="text">
      <style:text-properties fo:font-weight="normal" officeooo:rsid="005362ff" style:font-weight-asian="normal" style:font-weight-complex="normal"/>
    </style:style>
    <style:style style:name="T54" style:family="text">
      <style:text-properties fo:font-weight="normal" officeooo:rsid="0054d380" style:font-weight-asian="normal" style:font-weight-complex="normal"/>
    </style:style>
    <style:style style:name="T55" style:family="text">
      <style:text-properties fo:font-weight="normal" officeooo:rsid="00612228" style:font-weight-asian="normal" style:font-weight-complex="normal"/>
    </style:style>
    <style:style style:name="T56" style:family="text">
      <style:text-properties fo:font-weight="normal" officeooo:rsid="0062ca81" style:font-weight-asian="normal" style:font-weight-complex="normal"/>
    </style:style>
    <style:style style:name="T57" style:family="text">
      <style:text-properties fo:font-weight="normal" officeooo:rsid="00649c6d" style:font-weight-asian="normal" style:font-weight-complex="normal"/>
    </style:style>
    <style:style style:name="T58" style:family="text">
      <style:text-properties fo:font-weight="normal" officeooo:rsid="00651c42" style:font-weight-asian="normal" style:font-weight-complex="normal"/>
    </style:style>
    <style:style style:name="T59" style:family="text">
      <style:text-properties fo:font-weight="normal" officeooo:rsid="006897a4" style:font-weight-asian="normal" style:font-weight-complex="normal"/>
    </style:style>
    <style:style style:name="T60" style:family="text">
      <style:text-properties fo:font-weight="normal" officeooo:rsid="0069fb60" style:font-weight-asian="normal" style:font-weight-complex="normal"/>
    </style:style>
    <style:style style:name="T61" style:family="text">
      <style:text-properties fo:font-weight="normal" officeooo:rsid="006caf27" style:font-weight-asian="normal" style:font-weight-complex="normal"/>
    </style:style>
    <style:style style:name="T62" style:family="text">
      <style:text-properties fo:font-weight="normal" officeooo:rsid="006cfaf3" style:font-weight-asian="normal" style:font-weight-complex="normal"/>
    </style:style>
    <style:style style:name="T63" style:family="text">
      <style:text-properties fo:font-weight="normal" officeooo:rsid="006e80ba" style:font-weight-asian="normal" style:font-weight-complex="normal"/>
    </style:style>
    <style:style style:name="T64" style:family="text">
      <style:text-properties fo:font-weight="normal" officeooo:rsid="006f9fe3" style:font-weight-asian="normal" style:font-weight-complex="normal"/>
    </style:style>
    <style:style style:name="T65" style:family="text">
      <style:text-properties fo:font-weight="normal" officeooo:rsid="00705905" style:font-weight-asian="normal" style:font-weight-complex="normal"/>
    </style:style>
    <style:style style:name="T66" style:family="text">
      <style:text-properties fo:font-weight="normal" officeooo:rsid="007167b6" style:font-weight-asian="normal" style:font-weight-complex="normal"/>
    </style:style>
    <style:style style:name="T67" style:family="text">
      <style:text-properties fo:font-weight="normal" officeooo:rsid="00718a1b" style:font-weight-asian="normal" style:font-weight-complex="normal"/>
    </style:style>
    <style:style style:name="T68" style:family="text">
      <style:text-properties fo:font-weight="normal" officeooo:rsid="000fa730" style:font-weight-asian="normal" style:font-weight-complex="normal"/>
    </style:style>
    <style:style style:name="T69" style:family="text">
      <style:text-properties fo:font-weight="normal" officeooo:rsid="0075c8e7" style:font-weight-asian="normal" style:font-weight-complex="normal"/>
    </style:style>
    <style:style style:name="T70" style:family="text">
      <style:text-properties fo:font-weight="normal" officeooo:rsid="0077a724" style:font-weight-asian="normal" style:font-weight-complex="normal"/>
    </style:style>
    <style:style style:name="T71" style:family="text">
      <style:text-properties fo:font-weight="normal" officeooo:rsid="00795da3" style:font-weight-asian="normal" style:font-weight-complex="normal"/>
    </style:style>
    <style:style style:name="T72" style:family="text">
      <style:text-properties style:text-underline-style="none"/>
    </style:style>
    <style:style style:name="T73" style:family="text">
      <style:text-properties style:text-underline-style="none" officeooo:rsid="001824b1"/>
    </style:style>
    <style:style style:name="T74" style:family="text">
      <style:text-properties style:text-underline-style="none" officeooo:rsid="0018be1a"/>
    </style:style>
    <style:style style:name="T75" style:family="text">
      <style:text-properties style:text-underline-style="none" officeooo:rsid="00191d5f"/>
    </style:style>
    <style:style style:name="T76" style:family="text">
      <style:text-properties style:text-underline-style="none" officeooo:rsid="001a9f61"/>
    </style:style>
    <style:style style:name="T77" style:family="text">
      <style:text-properties style:text-underline-style="none" officeooo:rsid="001baf86"/>
    </style:style>
    <style:style style:name="T78" style:family="text">
      <style:text-properties style:text-underline-style="none" officeooo:rsid="001d8b0b"/>
    </style:style>
    <style:style style:name="T79" style:family="text">
      <style:text-properties style:text-underline-style="none" officeooo:rsid="001dfa6c"/>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b96ec" style:font-weight-asian="normal" style:font-weight-complex="normal"/>
    </style:style>
    <style:style style:name="T82" style:family="text">
      <style:text-properties style:text-underline-style="none" fo:font-weight="normal" officeooo:rsid="00795da3" style:font-weight-asian="normal" style:font-weight-complex="normal"/>
    </style:style>
    <style:style style:name="T83" style:family="text">
      <style:text-properties style:text-underline-style="none" officeooo:rsid="00293ae4"/>
    </style:style>
    <style:style style:name="T84" style:family="text">
      <style:text-properties style:text-underline-style="none" officeooo:rsid="002b96ec"/>
    </style:style>
    <style:style style:name="T85" style:family="text">
      <style:text-properties style:text-underline-style="none" officeooo:rsid="003ada83"/>
    </style:style>
    <style:style style:name="T86" style:family="text">
      <style:text-properties style:text-underline-style="none" officeooo:rsid="003af87f"/>
    </style:style>
    <style:style style:name="T87" style:family="text">
      <style:text-properties style:text-underline-style="none" officeooo:rsid="004e05f1"/>
    </style:style>
    <style:style style:name="T88" style:family="text">
      <style:text-properties style:text-underline-style="none" officeooo:rsid="0053bd38"/>
    </style:style>
    <style:style style:name="T89" style:family="text">
      <style:text-properties fo:font-style="italic" style:text-underline-style="none" style:font-style-asian="italic" style:font-style-complex="italic"/>
    </style:style>
    <style:style style:name="T90" style:family="text">
      <style:text-properties fo:font-style="italic" style:text-underline-style="none" officeooo:rsid="004e05f1" style:font-style-asian="italic" style:font-style-complex="italic"/>
    </style:style>
    <style:style style:name="T91" style:family="text">
      <style:text-properties fo:font-style="italic" style:text-underline-style="none" fo:font-weight="normal" officeooo:rsid="00276fe6" style:font-style-asian="italic" style:font-weight-asian="normal" style:font-style-complex="italic" style:font-weight-complex="normal"/>
    </style:style>
    <style:style style:name="T92" style:family="text">
      <style:text-properties fo:font-style="italic" style:text-underline-style="none" fo:font-weight="bold" officeooo:rsid="0030406f"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36919e" style:font-style-asian="italic" style:font-weight-asian="normal" style:font-style-complex="italic" style:font-weight-complex="normal"/>
    </style:style>
    <style:style style:name="T95" style:family="text">
      <style:text-properties fo:font-style="italic" fo:font-weight="normal" officeooo:rsid="005309b5" style:font-style-asian="italic" style:font-weight-asian="normal" style:font-style-complex="italic" style:font-weight-complex="normal"/>
    </style:style>
    <style:style style:name="T96" style:family="text">
      <style:text-properties fo:font-style="italic" fo:font-weight="normal" officeooo:rsid="002dca6d" style:font-style-asian="italic" style:font-weight-asian="normal" style:font-style-complex="italic" style:font-weight-complex="normal"/>
    </style:style>
    <style:style style:name="T97" style:family="text">
      <style:text-properties fo:font-style="italic" fo:font-weight="normal" officeooo:rsid="005362ff" style:font-style-asian="italic" style:font-weight-asian="normal" style:font-style-complex="italic" style:font-weight-complex="normal"/>
    </style:style>
    <style:style style:name="T98" style:family="text">
      <style:text-properties fo:font-style="italic" fo:font-weight="normal" officeooo:rsid="006caf27" style:font-style-asian="italic" style:font-weight-asian="normal" style:font-style-complex="italic" style:font-weight-complex="normal"/>
    </style:style>
    <style:style style:name="T99" style:family="text">
      <style:text-properties fo:font-style="italic" fo:font-weight="normal" officeooo:rsid="006cfaf3" style:font-style-asian="italic" style:font-weight-asian="normal" style:font-style-complex="italic" style:font-weight-complex="normal"/>
    </style:style>
    <style:style style:name="T100" style:family="text">
      <style:text-properties fo:font-style="italic" fo:font-weight="normal" officeooo:rsid="006f9fe3" style:font-style-asian="italic" style:font-weight-asian="normal" style:font-style-complex="italic" style:font-weight-complex="normal"/>
    </style:style>
    <style:style style:name="T101" style:family="text">
      <style:text-properties fo:font-style="italic" style:font-style-asian="italic" style:font-style-complex="italic"/>
    </style:style>
    <style:style style:name="T102" style:family="text">
      <style:text-properties fo:font-style="italic" officeooo:rsid="004e6186" style:font-style-asian="italic" style:font-style-complex="italic"/>
    </style:style>
    <style:style style:name="T103" style:family="text">
      <style:text-properties fo:font-style="italic" officeooo:rsid="001e17c0" style:font-style-asian="italic" style:font-style-complex="italic"/>
    </style:style>
    <style:style style:name="T104" style:family="text">
      <style:text-properties fo:font-style="italic" officeooo:rsid="005d58da" style:font-style-asian="italic" style:font-style-complex="italic"/>
    </style:style>
    <style:style style:name="T105" style:family="text">
      <style:text-properties fo:font-style="italic" officeooo:rsid="005e9d21" style:font-style-asian="italic" style:font-style-complex="italic"/>
    </style:style>
    <style:style style:name="T106" style:family="text">
      <style:text-properties fo:font-style="italic" officeooo:rsid="005f259b" style:font-style-asian="italic" style:font-style-complex="italic"/>
    </style:style>
    <style:style style:name="T107" style:family="text">
      <style:text-properties officeooo:rsid="001e17c0"/>
    </style:style>
    <style:style style:name="T108" style:family="text">
      <style:text-properties fo:font-variant="normal" fo:text-transform="none" fo:color="#000000" fo:letter-spacing="normal" style:text-underline-style="none" officeooo:rsid="004bdd91"/>
    </style:style>
    <style:style style:name="T109" style:family="text">
      <style:text-properties fo:font-variant="normal" fo:text-transform="none" fo:color="#000000" fo:letter-spacing="normal" style:text-underline-style="none" officeooo:rsid="004cd251"/>
    </style:style>
    <style:style style:name="T110" style:family="text">
      <style:text-properties fo:font-variant="normal" fo:text-transform="none" fo:color="#000000" fo:letter-spacing="normal" style:text-underline-style="none" officeooo:rsid="0025bac9"/>
    </style:style>
    <style:style style:name="T111" style:family="text">
      <style:text-properties officeooo:rsid="0031fbe0"/>
    </style:style>
    <style:style style:name="T112" style:family="text">
      <style:text-properties officeooo:rsid="0049234a"/>
    </style:style>
    <style:style style:name="T113" style:family="text">
      <style:text-properties officeooo:rsid="004b6d22"/>
    </style:style>
    <style:style style:name="T114" style:family="text">
      <style:text-properties officeooo:rsid="004e05f1"/>
    </style:style>
    <style:style style:name="T115" style:family="text">
      <style:text-properties officeooo:rsid="004e07fa"/>
    </style:style>
    <style:style style:name="T116" style:family="text">
      <style:text-properties officeooo:rsid="004e6186"/>
    </style:style>
    <style:style style:name="T117" style:family="text">
      <style:text-properties officeooo:rsid="0059ceec"/>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style:text-underline-style="solid" style:text-underline-width="auto" style:text-underline-color="font-color" fo:font-weight="normal" style:font-weight-asian="normal" style:font-weight-complex="normal"/>
    </style:style>
    <style:style style:name="T120" style:family="text">
      <style:text-properties style:text-underline-style="solid" style:text-underline-width="auto" style:text-underline-color="font-color" fo:font-weight="normal" officeooo:rsid="00718a1b" style:font-weight-asian="normal" style:font-weight-complex="normal"/>
    </style:style>
    <style:style style:name="T121" style:family="text">
      <style:text-properties officeooo:rsid="005d58da"/>
    </style:style>
    <style:style style:name="T122" style:family="text">
      <style:text-properties officeooo:rsid="005e9d21"/>
    </style:style>
    <style:style style:name="T123" style:family="text">
      <style:text-properties officeooo:rsid="005f259b"/>
    </style:style>
    <style:style style:name="T124" style:family="text">
      <style:text-properties officeooo:rsid="0015e754"/>
    </style:style>
    <style:style style:name="T125" style:family="text">
      <style:text-properties officeooo:rsid="006e8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30">TITLE</text:span><text:span text:style-name="T111">: </text:span>Rolan's Quest, <text:span text:style-name="T104">Rolan's Quest</text:span><text:span text:style-name="T6">:</text:span><text:span text:style-name="T121"> A Retro RPG</text:span></text:p>
      <text:p text:style-name="P49"/>
      <text:p text:style-name="P57"><text:span text:style-name="T118">LOGLINE:</text:span><text:span text:style-name="T92"> </text:span><text:span text:style-name="T37">SNES-style</text:span><text:span text:style-name="T31">d</text:span><text:span text:style-name="T37"> RPG</text:span><text:span text:style-name="T13"> served </text:span><text:span text:style-name="T8">with a side of</text:span><text:span text:style-name="T13"> sarcasm, quirk, and </text:span><text:span text:style-name="T8">one-of-a-kin</text:span><text:span text:style-name="T18">d</text:span><text:span text:style-name="T8"> dungeons</text:span><text:span text:style-name="T13">. BONUS: puns! </text:span><text:span text:style-name="T94">*</text:span><text:span text:style-name="T93">this is the one-sentence description blurb.*</text:span></text:p>
      <text:p text:style-name="P58"/>
      <text:p text:style-name="P63"><text:span text:style-name="T29">STORY</text:span>:</text:p>
      <text:p text:style-name="P25">(main text)</text:p>
      <text:p text:style-name="P59"/>
      <text:p text:style-name="P50"><text:span text:style-name="T41">W</text:span><text:span text:style-name="T40">AKE UP, KIDDO. <text:s/>IT'S TIME FOR A QUEST! (BANNER)</text:span></text:p>
      <text:p text:style-name="P35"/>
      <text:p text:style-name="P51"><text:tab/><text:span text:style-name="T55">In the distant past, Rolan's world was </text:span><text:span text:style-name="T62">a paradise</text:span><text:span text:style-name="T55">. Under the watchful eye of The Matron, </text:span><text:span text:style-name="T59">humans</text:span><text:span text:style-name="T55"> and animal</text:span><text:span text:style-name="T59">s were</text:span><text:span text:style-name="T57"> safe</text:span><text:span text:style-name="T55">. As legend has it, this harmonious age was ruined by the coming of the Outsider—a destructive creature from another world. Only by sacrificing herself, could the Matron stop the Outsider and save the world. </text:span><text:span text:style-name="T59">What the matron never expected was that her sacrifice would cause the creation of crystals and shards with mysterious, unparalleled power. </text:span></text:p>
      <text:p text:style-name="P46"><text:tab/></text:p>
      <text:p text:style-name="P51"><text:span text:style-name="T59"><text:tab/></text:span><text:span text:style-name="T55">Now, the world </text:span><text:span text:style-name="T64">must</text:span><text:span text:style-name="T55"> face a new enemy. </text:span><text:span text:style-name="T56">Rather than an interstellar interloper, today's villain is a misguided </text:span><text:span text:style-name="T57">Lord</text:span><text:span text:style-name="T56"> bent on saving </text:span><text:span text:style-name="T64">the world</text:span><text:span text:style-name="T56"> from itself. </text:span><text:span text:style-name="T57">With power, brains, and</text:span><text:span text:style-name="T62"> </text:span><text:span text:style-name="T64">a touch of</text:span><text:span text:style-name="T57"> madness, Lord Sangrina intends to </text:span><text:span text:style-name="T64">change the course of history</text:span><text:span text:style-name="T57">.</text:span></text:p>
      <text:p text:style-name="P47"/>
      <text:p text:style-name="P53"><text:span text:style-name="T56">(</text:span><text:span text:style-name="T42">break up the paragraphs, </text:span><text:span text:style-name="T64">perhaps a banner</text:span><text:span text:style-name="T42">)</text:span></text:p>
      <text:p text:style-name="P52"><text:span text:style-name="T52"><text:tab/></text:span><text:span text:style-name="T95">For Rolan, </text:span><text:span text:style-name="T93">the world ends </text:span><text:span text:style-name="T96">at the town</text:span><text:span text:style-name="T97">'s edge</text:span><text:span text:style-name="T95">.</text:span><text:span text:style-name="T52"> </text:span><text:span text:style-name="T56">A </text:span><text:span text:style-name="T59">village </text:span><text:span text:style-name="T56">smith that </text:span><text:span text:style-name="T62">knows nothing about</text:span><text:span text:style-name="T56"> </text:span><text:span text:style-name="T19">matrons, </text:span><text:span text:style-name="T23">o</text:span><text:span text:style-name="T19">utsiders or </text:span><text:span text:style-name="T23">lords</text:span><text:span text:style-name="T19">, Rolan's toughest job is getting out of bed for work in the morning. When </text:span><text:span text:style-name="T21">he</text:span><text:span text:style-name="T19"> sets out to rescue a village boy lost in the forest, he has no idea that his world is about to change…</text:span></text:p>
      <text:p text:style-name="P60"><text:span text:style-name="T19"><text:tab/>Rolan </text:span><text:span text:style-name="T22">returns </text:span><text:span text:style-name="T23">home </text:span><text:span text:style-name="T22">to find his town </text:span><text:span text:style-name="T21">in flames</text:span><text:span text:style-name="T99">. </text:span><text:span text:style-name="T24">Attacked by foreign</text:span><text:span text:style-name="T23"> </text:span><text:span text:style-name="T21">soldiers</text:span><text:span text:style-name="T19"> </text:span><text:span text:style-name="T23">bearing</text:span><text:span text:style-name="T19"> an unknown flag, </text:span><text:span text:style-name="T24">he is left to die</text:span><text:span text:style-name="T23"> with no hint as to why his </text:span><text:span text:style-name="T25">small </text:span><text:span text:style-name="T23">town was destroyed</text:span><text:span text:style-name="T19">.</text:span><text:span text:style-name="T20"> </text:span><text:span text:style-name="T53">With </text:span><text:span text:style-name="T56">the help of</text:span><text:span text:style-name="T48"> his, </text:span><text:span text:style-name="T56">u</text:span><text:span text:style-name="T64">h</text:span><text:span text:style-name="T48">…. </text:span><text:span text:style-name="T100">complicated</text:span><text:span text:style-name="T48"> sidekick Lulu, </text:span><text:span text:style-name="T53">Rolan </text:span><text:span text:style-name="T54">must</text:span><text:span text:style-name="T48"> unravel the secrets of </text:span><text:span text:style-name="T64">a</text:span><text:span text:style-name="T48"> </text:span><text:span text:style-name="T57">nefarious</text:span><text:span text:style-name="T48"> Lord,</text:span><text:span text:style-name="T53"> </text:span><text:span text:style-name="T56">trek</text:span><text:span text:style-name="T53"> </text:span><text:span text:style-name="T56">through</text:span><text:span text:style-name="T53"> exciting new territories and uncover </text:span><text:span text:style-name="T57">the</text:span><text:span text:style-name="T53"> </text:span><text:span text:style-name="T48">world's </text:span><text:span text:style-name="T51">dark,</text:span><text:span text:style-name="T54"> </text:span><text:span text:style-name="T48">forgotten past—</text:span><text:span text:style-name="T66">all in hopes of paying penance to his lost loved one</text:span><text:span text:style-name="T67">s</text:span><text:span text:style-name="T48">. </text:span><text:span text:style-name="T67">Will he find peace in revenge? Can he save the world from destruction?</text:span></text:p>
      <text:p text:style-name="P48"/>
      <text:p text:style-name="P60"><text:span text:style-name="T67">More</text:span><text:span text:style-name="T57"> importantly</text:span></text:p>
      <text:p text:style-name="P68">In a world teeming with evil powers, is destruction inevitable?</text:p>
      <text:p text:style-name="P68"/>
      <text:p text:style-name="P54"/>
      <text:p text:style-name="P61"><text:span text:style-name="T43"><text:tab/></text:span><text:span text:style-name="T46">Thus far, Rolan's Quest</text:span><text:span text:style-name="T43"> </text:span><text:span text:style-name="T46">has been a labor-of-love *</text:span><text:span text:style-name="T68">(I'm presuming personally funded? Need some details to fill in this information, and decide where to put it)...</text:span></text:p>
      <text:p text:style-name="P2"/>
      <text:p text:style-name="P62"><text:span text:style-name="T3"><text:tab/></text:span><text:span text:style-name="T9">The</text:span><text:span text:style-name="T26"> real-time battle system</text:span><text:span text:style-name="T3"> is akin to Legend of Zelda, Secret of Mana, and (preferably another example).</text:span><text:span text:style-name="T2"> </text:span><text:span text:style-name="T4">More importantly, y</text:span><text:span text:style-name="T3">ou are given not only a sword, but a hammer. O</text:span><text:span text:style-name="T2">kay, you know what to do with a sword, but the hammer? </text:span><text:span text:style-name="T5">It </text:span><text:span text:style-name="T2">isn't at all what it seems.</text:span></text:p>
      <text:p text:style-name="P36"/>
      <text:p text:style-name="P36"/>
      <text:p text:style-name="P37"/>
      <text:p text:style-name="P3">THE DUNGEONS<text:span text:style-name="T124"> (banner)</text:span></text:p>
      <text:p text:style-name="P5"><text:tab/><text:span text:style-name="T56">Dungeoneering shouldn't be a chore. Every gamer knows the pains of long, </text:span><text:span text:style-name="T57">repetitive dungeons </text:span><text:span text:style-name="T61">that leave you </text:span><text:span text:style-name="T64">thinking</text:span><text:span text:style-name="T61"> “haven't I </text:span><text:span text:style-name="T64">played</text:span><text:span text:style-name="T61"> this </text:span><text:span text:style-name="T64">already</text:span><text:span text:style-name="T61">?”</text:span><text:span text:style-name="T64"> </text:span><text:span text:style-name="T61">We want dungeons t</text:span><text:span text:style-name="T64">o</text:span><text:span text:style-name="T61"> differ in more</text:span><text:span text:style-name="T63"> </text:span><text:span text:style-name="T61">than just color scheme. </text:span><text:span text:style-name="T57">We want a vast array of dungeons to satisfy the deepest, darkest corners of the nerd-brain. </text:span><text:span text:style-name="T61">The only way we will ever find the strength to defeat the Dark Lord is to hone our skills and prove ourselves through diverse and strangely </text:span><text:span text:style-name="T65">organized</text:span><text:span text:style-name="T61"> dungeons. </text:span><text:span text:style-name="T63">For your amusement, we give you:</text:span></text:p>
      <text:p text:style-name="P11"><text:soft-page-break/></text:p>
      <text:p text:style-name="P12"/>
      <text:p text:style-name="P69"><text:span text:style-name="T125">The </text:span>Sonic Forge: (mini-banner)</text:p>
      <text:p text:style-name="P6"><text:span text:style-name="T58"><text:tab/></text:span><text:span text:style-name="T61">Rolan's dungeons have two major elements</text:span><text:span text:style-name="T49">: the</text:span><text:span text:style-name="T113"> hammer,</text:span><text:span text:style-name="T49"> and its </text:span><text:span text:style-name="T113">conduits.</text:span><text:span text:style-name="T44"> </text:span><text:span text:style-name="T61">Rolan's hammer is imbibed with the </text:span><text:span text:style-name="T98">Sonic Forge</text:span><text:span text:style-name="T61"> ability, letting you absorb</text:span><text:span text:style-name="T45"> conduit</text:span><text:span text:style-name="T61">s</text:span><text:span text:style-name="T45">, </text:span><text:span text:style-name="T61">and learn new powers </text:span><text:span text:style-name="T63">specific to </text:span><text:span text:style-name="T67">each</text:span><text:span text:style-name="T63"> dungeon</text:span><text:span text:style-name="T60">. </text:span><text:span text:style-name="T61">Depending on the environment, </text:span><text:span text:style-name="T98">Sonic Forge </text:span><text:span text:style-name="T67">abilities</text:span><text:span text:style-name="T60"> </text:span><text:span text:style-name="T61">can </text:span><text:span text:style-name="T60">redirect electrical currents, perform alchemy, lull enemies to sleep, </text:span><text:span text:style-name="T67">and</text:span><text:span text:style-name="T60"> </text:span><text:span text:style-name="T61">even </text:span><text:span text:style-name="T60">act as a cloak for maximum lurking. </text:span></text:p>
      <text:p text:style-name="P6"><text:span text:style-name="T60"><text:tab/></text:span><text:span text:style-name="T61">Each dungeon Rolan finds in his journeys is totally different, oriented around a specific conduit and style designed specifically to keep you on your toes, </text:span><text:span text:style-name="T67">and get creative. </text:span></text:p>
      <text:p text:style-name="P22"/>
      <text:p text:style-name="P7"><text:span text:style-name="T120">C</text:span><text:span text:style-name="T119">loak</text:span><text:span text:style-name="T42">: Castle guards stationed at every corner? Sometimes, there's only one way around them—your cloak. But be careful, </text:span><text:span text:style-name="T71">t</text:span><text:span text:style-name="T42">hat cloak </text:span><text:span text:style-name="T71">can be</text:span><text:span text:style-name="T42"> a little emotional. </text:span><text:span text:style-name="T71">Exploit</text:span><text:span text:style-name="T42"> it and it will let out a </text:span><text:span text:style-name="T71">horrible</text:span><text:span text:style-name="T42"> cry that is certain to get all eyes on you! </text:span></text:p>
      <text:p text:style-name="P23"/>
      <text:p text:style-name="P79"><text:span text:style-name="T119">Conjure</text:span><text:span text:style-name="T42">: What happens when you stumble into the lair of a senile alchemist </text:span><text:span text:style-name="T70">who is</text:span><text:span text:style-name="T42"> off his rocker? You'll need the help of good recipes and carefully made potions if you want to get through </text:span><text:span text:style-name="T71">his mad Alice and Wonderland-style dungeon.</text:span></text:p>
      <text:p text:style-name="P79"><text:span text:style-name="T42">...what does that potion do? </text:span><text:span text:style-name="T71">We don't know either, so don't look at us!</text:span></text:p>
      <text:p text:style-name="P23"/>
      <text:p text:style-name="P7"><text:span text:style-name="T119">Reverse Polarity</text:span><text:span text:style-name="T42">: Ever want to walk on </text:span><text:span text:style-name="T71">the </text:span><text:span text:style-name="T42">ceiling? Did you know doing so in a video game is basically as good as doing in person? Well, it probably is! </text:span><text:span text:style-name="T69">Whether you're on solid ground or causing a ruckus </text:span><text:span text:style-name="T71">in the air</text:span><text:span text:style-name="T69">, you'll find puzzles and tricks that make you think outside the box.</text:span></text:p>
      <text:p text:style-name="P77"/>
      <text:p text:style-name="P45"><text:span text:style-name="T42">Music Box:</text:span><text:span text:style-name="T80"> Dungeons are filled with vicious, scary animals. When it seems everything is out to get you, the Music Box </text:span><text:span text:style-name="T82">can help lull</text:span><text:span text:style-name="T80"> enemies to sleep. Just don't play the wrong tune…</text:span></text:p>
      <text:p text:style-name="P78"/>
      <text:p text:style-name="P45"><text:span text:style-name="T42">Deflect:</text:span><text:span text:style-name="T80"> The College of the Spire Laboratory is designed with state-of-the-art technology. Electrical doors and robot </text:span><text:span text:style-name="T82">assistants</text:span><text:span text:style-name="T80"> mean dangerous electrical currents are only </text:span><text:span text:style-name="T82">ever a wrong step</text:span><text:span text:style-name="T80"> awa</text:span><text:span text:style-name="T82">y.</text:span><text:span text:style-name="T80"> You'll have to Deflect them to open doors, defeat enemies, and </text:span><text:span text:style-name="T82">of course… </text:span><text:span text:style-name="T80">stay alive.</text:span></text:p>
      <text:p text:style-name="P24"/>
      <text:p text:style-name="P37"/>
      <text:p text:style-name="P8">DISCOVER NEW LANDS, DIVERSE CULTURES AND ORIGINAL RACES (banner)</text:p>
      <text:p text:style-name="P56"><text:span text:style-name="T1">(</text:span><text:span text:style-name="T7">Or: THE</text:span><text:span text:style-name="T1"> </text:span><text:span text:style-name="T7">WORLD</text:span><text:span text:style-name="T1">)</text:span></text:p>
      <text:p text:style-name="P13"/>
      <text:p text:style-name="P55"><text:span text:style-name="T27">The South, </text:span><text:span text:style-name="T28">Kingdom of Spring</text:span><text:span text:style-name="T27">:</text:span><text:span text:style-name="T8"> Rolan's kingdom is one big, be</text:span><text:span text:style-name="T14">a</text:span><text:span text:style-name="T8">utiful forest, </text:span><text:span text:style-name="T11">c</text:span><text:span text:style-name="T8">omplete with </text:span><text:span text:style-name="T17">farmers</text:span><text:span text:style-name="T8">, </text:span><text:span text:style-name="T15">rugged fisherman and tree hugg</text:span><text:span text:style-name="T17">ing mystics</text:span><text:span text:style-name="T8">. </text:span><text:span text:style-name="T10">After </text:span><text:span text:style-name="T15">centuries</text:span><text:span text:style-name="T10"> of aristocrats, the </text:span><text:span text:style-name="T11">farmers</text:span><text:span text:style-name="T10"> have </text:span><text:span text:style-name="T11">banded together</text:span><text:span text:style-name="T10"> </text:span><text:span text:style-name="T11">to take control</text:span><text:span text:style-name="T10">. Now, aristocrats and </text:span><text:span text:style-name="T12">farmers</text:span><text:span text:style-name="T10"> fight for power, trampling the peasants beneath them.</text:span></text:p>
      <text:p text:style-name="P14"/>
      <text:p text:style-name="P71"><text:span text:style-name="T8">The West, </text:span><text:span text:style-name="T39">Kingdom of Stone</text:span><text:span text:style-name="T31">: The </text:span><text:span text:style-name="T36">G</text:span><text:span text:style-name="T31">lorious </text:span><text:span text:style-name="T36">W</text:span><text:span text:style-name="T31">est is a dystopian concrete-walled fiasco, aptly described as “North Korea meets the Lego Movie.” Good luck getting through to the brainwashed inhabitants. </text:span><text:span text:style-name="T91">It's a wonderful day to live in The Block!</text:span></text:p>
      <text:p text:style-name="P74">(good image could include the joke about the two goods stores:</text:p>
      <text:p text:style-name="P75">FOOD A: YOUR OFFICIAL SOURCE OF STANDARD-ISSUE FLOUR.</text:p>
      <text:p text:style-name="P76"><text:span text:style-name="T108">FOOD B: LIKE </text:span><text:span text:style-name="T109">[</text:span><text:span text:style-name="T108">FOOD A</text:span><text:span text:style-name="T109">]</text:span><text:span text:style-name="T108"> BUT WITH RICE.</text:span><text:span text:style-name="T110">)</text:span></text:p>
      <text:p text:style-name="P26"/>
      <text:p text:style-name="P71"><text:span text:style-name="T8">The North, </text:span><text:span text:style-name="T39">Kingdom of Frost</text:span><text:span text:style-name="T31">: Taking a trip to the </text:span><text:span text:style-name="T33">snowy</text:span><text:span text:style-name="T31"> </text:span><text:span text:style-name="T32">Nors</text:span><text:span text:style-name="T36">e mythology</text:span><text:span text:style-name="T32">-inspired</text:span><text:span text:style-name="T31"> continent, you can </text:span><text:span text:style-name="T32">learn about</text:span><text:span text:style-name="T31"> the oldest civilization in Rolan's world. </text:span><text:span text:style-name="T34">A tight-knit community, northerners will always choose their fellow countryman over an outside—no matter the cost</text:span><text:span text:style-name="T31">. </text:span></text:p>
      <text:p text:style-name="P26"/>
      <text:p text:style-name="P72"><text:span text:style-name="T8">The East, </text:span><text:span text:style-name="T39">Kingdom of Steel</text:span><text:span text:style-name="T31">: A kingdom of engineers with sci-fi-</text:span><text:span text:style-name="T36">level</text:span><text:span text:style-name="T31"> </text:span><text:span text:style-name="T34">ambitions, </text:span><text:span text:style-name="T36">inhabitants range from aristocratic semi-robotic geniuses to scooter-riding pickpockets</text:span><text:span text:style-name="T31">. </text:span><text:span text:style-name="T35">Outside of the aristocrat quarters, you'll find dissenting artists, enslaved peasants and goblins ready for </text:span><text:soft-page-break/><text:span text:style-name="T35">change...unfortunately, they can't stop drinking and quibbling long enough to form a rebellion.</text:span></text:p>
      <text:p text:style-name="P27"/>
      <text:p text:style-name="P73"><text:span text:style-name="T16">T</text:span><text:span text:style-name="T8">he Spire:</text:span><text:span text:style-name="T31"> The sages that have studied antiquity, philosophies and histories reside at the Spire. However, the beautiful temples perched on top of the mountain are accessible onto those given special permission. On the ground are only tourist trap cafes and shops, and the famed College of the Spire. </text:span><text:span text:style-name="T38">What happens when you cross into the upper realm? Only a select few will ever find out.</text:span></text:p>
      <text:p text:style-name="P9"/>
      <text:p text:style-name="P4">Characters <text:span text:style-name="T117">(banner)</text:span></text:p>
      <text:p text:style-name="P38">Rolan:<text:span text:style-name="T72"> Rolan is a smith from the unusually small Forest Town. Raised by his grandfather, </text:span><text:span text:style-name="T73">he excels at hunting, </text:span><text:span text:style-name="T88">lounging</text:span><text:span text:style-name="T73">, </text:span><text:span text:style-name="T83">and cruising through life</text:span><text:span text:style-name="T73">. Resourceful, </text:span><text:span text:style-name="T88">kind</text:span><text:span text:style-name="T73">, and a</text:span><text:span text:style-name="T85">ll around</text:span><text:span text:style-name="T73"> “nice guy,” </text:span><text:span text:style-name="T83">he's</text:span><text:span text:style-name="T76"> a big fish in a </text:span><text:span text:style-name="T85">tiny</text:span><text:span text:style-name="T76"> pond</text:span><text:span text:style-name="T73">. It's time for something greater. </text:span><text:span text:style-name="T76">It's time for Rolan to learn what he wants, needs </text:span><text:span text:style-name="T84">and, most importantly, that everyone's destiny is important</text:span><text:span text:style-name="T76">.</text:span></text:p>
      <text:p text:style-name="P28"/>
      <text:p text:style-name="P39">Lulu:<text:span text:style-name="T72"> The smart, </text:span><text:span text:style-name="T79">and </text:span><text:span text:style-name="T72">positively devious right-hand lady</text:span><text:span text:style-name="T74">. </text:span><text:span text:style-name="T76">Lulu is driven </text:span><text:span text:style-name="T79">almost by madness to succeed, </text:span><text:span text:style-name="T85">yet</text:span><text:span text:style-name="T79"> remains</text:span><text:span text:style-name="T76"> wary to share her story. After haphazardly joining forces with Rolan, she wander</text:span><text:span text:style-name="T85">s</text:span><text:span text:style-name="T76"> between cold mercenary and true friend. </text:span><text:span text:style-name="T85">It seems e</text:span><text:span text:style-name="T79">ven she doesn't know what she's capable of.</text:span></text:p>
      <text:p text:style-name="P29"/>
      <text:p text:style-name="P40">Lord Sangrina:<text:span text:style-name="T89"> </text:span><text:span text:style-name="T90">Haven't you heard?</text:span><text:span text:style-name="T89"> </text:span><text:span text:style-name="T72">There are rumors t</text:span><text:span text:style-name="T87">he mysterious Lord</text:span><text:span text:style-name="T72"> comes from a long line of power-hungry, highly intelligent aristocrats. Sangrina may be an intellectual, but he is a</text:span><text:span text:style-name="T77">lso</text:span><text:span text:style-name="T72"> extreme</text:span><text:span text:style-name="T77">ly</text:span><text:span text:style-name="T72"> narcissist</text:span><text:span text:style-name="T77">ic,</text:span><text:span text:style-name="T72"> with a perverted black-and-white view of the world. Of course, the evil Lord</text:span><text:span text:style-name="T75">'s plan</text:span><text:span text:style-name="T72"> is anything but what </text:span><text:span text:style-name="T75">it</text:span><text:span text:style-name="T72"> seems. Only by unraveling his antagonist's complex story can Rolan find the </text:span><text:span text:style-name="T85">purpose</text:span><text:span text:style-name="T72"> he needs to save the world.</text:span></text:p>
      <text:p text:style-name="P30"/>
      <text:p text:style-name="P40">Aksel:<text:span text:style-name="T72"> </text:span><text:span text:style-name="T78">Hailing</text:span><text:span text:style-name="T72"> from the powerful and prideful capitol </text:span><text:span text:style-name="T87">of</text:span><text:span text:style-name="T86"> the North</text:span><text:span text:style-name="T72">, </text:span><text:span text:style-name="T78">Aksel is t</text:span><text:span text:style-name="T72">he youngest from an ancient family of warriors. </text:span><text:span text:style-name="T78">Above all else, she</text:span><text:span text:style-name="T72"> wants what is best for her kingdom. Charismatic and bloodthirsty, she intends to lead her </text:span><text:span text:style-name="T78">people</text:span><text:span text:style-name="T72"> into a new world, where their status and traditions are respected. Aksel is your Gary Oak, and you just can't shake her. Her nuanced personality and dangerous patriotism make her </text:span><text:span text:style-name="T78">an</text:span><text:span text:style-name="T72"> </text:span><text:span text:style-name="T78">absolutely</text:span><text:span text:style-name="T72"> unforgettable </text:span><text:span text:style-name="T78">character</text:span><text:span text:style-name="T72">. </text:span></text:p>
      <text:p text:style-name="P30"/>
      <text:p text:style-name="P42"><text:span text:style-name="T72">tl;dr</text:span><text:span text:style-name="T80"> Story-centric SNES-styled RPG with hammer that morphs into </text:span><text:span text:style-name="T81">cool</text:span><text:span text:style-name="T80"> tools for use in dungeons.</text:span></text:p>
      <text:p text:style-name="P31"/>
      <text:p text:style-name="P41"/>
      <text:p text:style-name="P64">Ooh, Neato! Look at this!</text:p>
      <text:p text:style-name="P63">(possible extra section for a blog/FB/somewhere else to get people excited)</text:p>
      <text:p text:style-name="P65"/>
      <text:p text:style-name="P66">The Serpent System</text:p>
      <text:p text:style-name="P66"/>
      <text:p text:style-name="P67">It's us (the team!)</text:p>
      <text:p text:style-name="P67"/>
      <text:p text:style-name="P67"><text:span text:style-name="T111">S</text:span>hardling<text:span text:style-name="T111">s</text:span> (or other race example<text:span text:style-name="T114">s</text:span>)</text:p>
      <text:p text:style-name="P15"/>
      <text:p text:style-name="P43">REWARDS (DRAFT) </text:p>
      <text:p text:style-name="P16"/>
      <text:p text:style-name="P17">As weapons?</text:p>
      <text:p text:style-name="P17"/>
      <text:p text:style-name="P16"><text:span text:style-name="T122">3<text:tab/></text:span><text:span text:style-name="T101">“</text:span><text:span text:style-name="T103">Early Bird Special”</text:span><text:span text:style-name="T107"> (Discounted rate for a copy) and backer updates / After time is up, <text:tab/><text:tab/>change to just “get updates”</text:span></text:p>
      <text:p text:style-name="P18">10<text:tab/><text:span text:style-name="T102">No Frills:</text:span> free copy (includes copy for OS/Windows/linux?)</text:p>
      <text:p text:style-name="P18">15<text:tab/><text:span text:style-name="T105">Exhibitionist</text:span><text:span text:style-name="T101">:</text:span> (plus pdf of <text:span text:style-name="T122">artwork</text:span>)</text:p>
      <text:p text:style-name="P18">2<text:span text:style-name="T116">0</text:span><text:tab/><text:span text:style-name="T102">Gratitude Package: </text:span>Thanks in credits</text:p>
      <text:p text:style-name="P18"><text:span text:style-name="T116">25</text:span><text:tab/><text:span text:style-name="T106">Weapon Upgrade</text:span><text:span text:style-name="T102">: </text:span>Beta access (or early access?), access to <text:span text:style-name="T115">kooky</text:span> kickstarter-only <text:tab/><text:soft-page-break/><text:tab/><text:tab/>item/weapon <text:tab/><text:tab/></text:p>
      <text:p text:style-name="P19">35<text:tab/><text:span text:style-name="T106">Complete Set</text:span><text:span text:style-name="T101">:</text:span> Download of soundtrack</text:p>
      <text:p text:style-name="P18"><text:span text:style-name="T123">50</text:span><text:tab/><text:span text:style-name="T105">NPC Package:</text:span><text:span text:style-name="T122"> Be an </text:span>NPC Character</text:p>
      <text:p text:style-name="P18"><text:span text:style-name="T123">75</text:span><text:tab/><text:span text:style-name="T105">Villain's Package: </text:span><text:span text:style-name="T112">Help design an enemy</text:span></text:p>
      <text:p text:style-name="P18"><text:span text:style-name="T123">150</text:span><text:tab/><text:span text:style-name="T105">Narcissist Package: </text:span>Be an in-game enemy</text:p>
      <text:p text:style-name="P20"/>
      <text:p text:style-name="P21"/>
      <text:p text:style-name="P44">Stretch Goals</text:p>
      <text:p text:style-name="P32">item window</text:p>
      <text:p text:style-name="P32">Item window from a salesman?</text:p>
      <text:p text:style-name="P32">Cute little graphics to represent each item</text:p>
      <text:p text:style-name="P32"/>
      <text:p text:style-name="P32">Depending on your pricing structure, your game is going to be the tier that gets the most backers. O'Neill recommends considering more inexpensive rewards for people who like your idea, but don't necessarily want the game.</text:p>
      <text:p text:style-name="P33"/>
      <text:p text:style-name="P33">Steam Greenlight, etc?</text:p>
      <text:p text:style-name="P34">The Coloring Book (printable) could be a stretch goal and, after we hit it, everyone could receive a <text:tab/>copy. <text:span text:style-name="T115">Make it a little gift to get people excited and let them share the final product</text:span></text:p>
      <text:p text:style-name="P10"/>
      <text:p text:style-name="P10"/>
      <text:p text:style-name="P70">*RISKS Section*</text:p>
      <text:p text:style-name="P1"><text:span text:style-name="T42"><text:tab/></text:span><text:span text:style-name="T50">Need official infos</text:span></text:p>
      <text:p text:style-name="P10"/>
      <text:p text:style-name="P10"><text:tab/>**Brian, since I really don't know these details, we should either 1) have you write this up and I can edit it or 2) you can give me the basic details and I can write it. Realism is one of the biggest parts of campaigns (I worked a bit with a kickstarter that was falling behind and it's not pretty...backers get mad really fast if stuff is delayed or not as expected. They immediately feel like they've been cheated. Personally, I think that's kind of part of the crowd-funding game, but we really do not want that to happen.)</text:p>
      <text:p text:style-name="P10"/>
      <text:p text:style-name="P1"><text:span text:style-name="T42"><text:tab/>**</text:span><text:span text:style-name="T47">I also need specs (it will be released first for PC/Mac?, etc…). Basically any information that would go into a pres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1T15:58:42.460676000</meta:creation-date>
    <meta:generator>LibreOffice/4.4.3.2$MacOSX_X86_64 LibreOffice_project/88805f81e9fe61362df02b9941de8e38a9b5fd16</meta:generator>
    <dc:date>2015-09-14T13:04:15.499456000</dc:date>
    <meta:editing-duration>PT8H59M10S</meta:editing-duration>
    <meta:editing-cycles>108</meta:editing-cycles>
    <meta:document-statistic meta:table-count="0" meta:image-count="0" meta:object-count="0" meta:page-count="4" meta:paragraph-count="69" meta:word-count="1686" meta:character-count="10102" meta:non-whitespace-character-count="8458"/>
  </office:meta>
</office:document-meta>
</file>